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74f2b" officeooo:paragraph-rsid="00074f2b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32pt" officeooo:rsid="00074f2b" officeooo:paragraph-rsid="00074f2b" style:font-size-asian="32pt" style:font-size-complex="32pt"/>
    </style:style>
    <style:style style:name="P3" style:family="paragraph" style:parent-style-name="Heading_20_2">
      <style:paragraph-properties fo:text-align="center" style:justify-single-word="false"/>
      <style:text-properties fo:font-variant="normal" fo:text-transform="none" fo:color="#000000" style:font-name="Open Sans" fo:font-size="32pt" fo:letter-spacing="normal" fo:font-style="normal" officeooo:rsid="00074f2b" officeooo:paragraph-rsid="00074f2b" style:font-size-asian="32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h text:style-name="P3" text:outline-level="2">Tri par Sélection</text:h>
      <text:p text:style-name="P2"/>
      <text:p text:style-name="P1"/>
      <text:p text:style-name="P1"/>
      <text:p text:style-name="P1"/>
      <text:p text:style-name="P2">def triSelection(L: list)-&gt; list:</text:p>
      <text:p text:style-name="P2"><text:s text:c="4"/>for j in range(len(L)-1):</text:p>
      <text:p text:style-name="P2"><text:s text:c="8"/>min=j</text:p>
      <text:p text:style-name="P2"><text:s text:c="8"/>for i in range (j+1, len(L)):</text:p>
      <text:p text:style-name="P2"><text:s text:c="12"/>if L[i] &lt; L[min] :</text:p>
      <text:p text:style-name="P2"><text:s text:c="16"/>min= i</text:p>
      <text:p text:style-name="P2"><text:s text:c="8"/>temp=L[j]</text:p>
      <text:p text:style-name="P2"><text:s text:c="8"/>L[j]=L[min]</text:p>
      <text:p text:style-name="P2"><text:s text:c="8"/>L[min]=temp</text:p>
      <text:p text:style-name="P2"><text:s text:c="4"/>return 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22:43:35.852000000</meta:creation-date>
    <dc:date>2020-03-09T22:44:32.183000000</dc:date>
    <meta:editing-duration>PT57S</meta:editing-duration>
    <meta:editing-cycles>1</meta:editing-cycles>
    <meta:document-statistic meta:table-count="0" meta:image-count="0" meta:object-count="0" meta:page-count="1" meta:paragraph-count="11" meta:word-count="30" meta:character-count="248" meta:non-whitespace-character-count="153"/>
    <meta:generator>LibreOffice/5.3.7.2$Windows_X86_64 LibreOffice_project/6b8ed514a9f8b44d37a1b96673cbbdd077e24059</meta:generator>
  </office:meta>
</office:document-meta>
</file>